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svg:font-family="Courier" style:font-family-generic="modern" style:font-pitch="fixed"/>
    <style:font-face style:name="Bitstream Vera Serif" svg:font-family="'Bitstream Vera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5.6708in" table:align="left" style:writing-mode="lr-tb"/>
    </style:style>
    <style:style style:name="Table1.A" style:family="table-column">
      <style:table-column-properties style:column-width="2.834in"/>
    </style:style>
    <style:style style:name="Table1.B" style:family="table-column">
      <style:table-column-properties style:column-width="2.8368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style:paragraph-properties style:line-height-at-least="0.0693in"/>
    </style:style>
    <style:style style:name="P3" style:family="paragraph" style:parent-style-name="Standard">
      <style:paragraph-properties style:line-height-at-least="0.0693in"/>
      <style:text-properties fo:font-weight="bold" style:font-weight-asian="bold" style:font-weight-complex="bold"/>
    </style:style>
    <style:style style:name="P4" style:family="paragraph" style:parent-style-name="Standard">
      <style:paragraph-properties style:line-height-at-least="0.0693in"/>
      <style:text-properties fo:font-style="italic" style:font-style-asian="italic" style:font-style-complex="italic"/>
    </style:style>
    <style:style style:name="P5" style:family="paragraph" style:parent-style-name="Text_20_body">
      <style:paragraph-properties style:line-height-at-least="0.0693in" fo:text-align="justify" style:justify-single-word="false"/>
    </style:style>
    <style:style style:name="P6" style:family="paragraph" style:parent-style-name="Text_20_body">
      <style:paragraph-properties style:line-height-at-least="0.0693in" fo:text-align="justify" style:justify-single-word="false"/>
      <style:text-properties style:font-name="Courier" fo:font-size="10pt" style:font-size-asian="10pt" style:font-size-complex="10pt"/>
    </style:style>
    <style:style style:name="P7" style:family="paragraph" style:parent-style-name="Text_20_body">
      <style:paragraph-properties style:line-height-at-least="0.0693in" fo:text-align="justify" style:justify-single-word="false"/>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Text_20_body">
      <style:paragraph-properties style:line-height-at-least="0.0693in" fo:text-align="justify" style:justify-single-word="false"/>
      <style:text-properties fo:font-weight="bold" style:font-weight-asian="bold" style:font-weight-complex="bold"/>
    </style:style>
    <style:style style:name="P9" style:family="paragraph" style:parent-style-name="Text_20_body">
      <style:paragraph-properties style:line-height-at-least="0.0693in" fo:text-align="justify" style:justify-single-word="false"/>
      <style:text-properties style:font-name="Times New Roman" fo:font-size="12pt" fo:font-weight="bold" style:font-size-asian="10.5pt" style:font-weight-asian="bold" style:font-size-complex="12pt" style:font-weight-complex="bold"/>
    </style:style>
    <style:style style:name="P10" style:family="paragraph" style:parent-style-name="Text_20_body">
      <style:paragraph-properties style:line-height-at-least="0.0693in" fo:text-align="start" style:justify-single-word="false"/>
      <style:text-properties style:font-name="Times New Roman" fo:font-size="12pt" fo:font-weight="bold" style:font-size-asian="10.5pt" style:font-weight-asian="bold" style:font-size-complex="12pt" style:font-weight-complex="bold"/>
    </style:style>
    <style:style style:name="P11" style:family="paragraph" style:parent-style-name="Text_20_body">
      <style:paragraph-properties style:line-height-at-least="0.0693in" fo:text-align="justify" style:justify-single-word="fals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Text_20_body">
      <style:paragraph-properties style:line-height-at-least="0.0693in" fo:text-align="start" style:justify-single-word="fals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Text_20_body">
      <style:paragraph-properties style:line-height-at-least="0.0693in"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Table_20_Contents">
      <style:paragraph-properties style:line-height-at-least="0.0693in" fo:text-align="justify" style:justify-single-word="false" style:snap-to-layout-grid="false"/>
    </style:style>
    <style:style style:name="P15" style:family="paragraph" style:parent-style-name="Heading_20_3">
      <style:paragraph-properties fo:text-align="justify" style:justify-single-word="false">
        <style:tab-stops>
          <style:tab-stop style:position="0in"/>
        </style:tab-stops>
      </style:paragraph-properties>
    </style:style>
    <style:style style:name="P16" style:family="paragraph" style:parent-style-name="Heading_20_3">
      <style:paragraph-properties style:line-height-at-least="0.0693in" fo:text-align="justify" style:justify-single-word="false">
        <style:tab-stops>
          <style:tab-stop style:position="0in"/>
        </style:tab-stops>
      </style:paragraph-properties>
    </style:style>
    <style:style style:name="P17" style:family="paragraph" style:parent-style-name="Heading_20_3">
      <style:text-properties fo:font-style="normal" fo:font-weight="bold" style:font-style-asian="normal" style:font-weight-asian="bold" style:font-style-complex="normal" style:font-weight-complex="bold"/>
    </style:style>
    <style:style style:name="P18" style:family="paragraph" style:parent-style-name="Heading_20_3">
      <style:paragraph-properties style:line-height-at-least="0.0693in" fo:text-align="start" style:justify-single-word="false"/>
      <style:text-properties style:font-name="Times New Roman" fo:font-size="12pt" fo:font-style="normal" fo:font-weight="bold" style:font-size-asian="10.5pt" style:font-style-asian="normal" style:font-weight-asian="bold" style:font-size-complex="12pt" style:font-style-complex="normal" style:font-weight-complex="bold"/>
    </style:style>
    <style:style style:name="P19" style:family="paragraph" style:parent-style-name="Heading_20_2">
      <style:paragraph-properties>
        <style:tab-stops>
          <style:tab-stop style:position="0in"/>
        </style:tab-stops>
      </style:paragraph-properties>
    </style:style>
    <style:style style:name="P20" style:family="paragraph" style:parent-style-name="Heading_20_2">
      <style:paragraph-properties fo:text-align="justify" style:justify-single-word="false">
        <style:tab-stops>
          <style:tab-stop style:position="0in"/>
        </style:tab-stops>
      </style:paragraph-properties>
    </style:style>
    <style:style style:name="P21" style:family="paragraph" style:parent-style-name="Standard">
      <style:paragraph-properties style:line-height-at-least="0.0693in" fo:text-align="start" style:justify-single-word="false"/>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paragraph-properties style:line-height-at-least="0.0693in"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style:line-height-at-least="0.0701in"/>
    </style:style>
    <style:style style:name="P24" style:family="paragraph" style:parent-style-name="Python_20_Heading_20_2" style:master-page-name="Standard">
      <style:paragraph-properties style:page-number="auto"/>
      <style:text-properties style:font-name="Bitstream Vera Serif" fo:font-size="14pt" style:font-size-asian="14pt"/>
    </style:style>
    <style:style style:name="T1" style:family="text">
      <style:text-properties fo:language="en" fo:country="US"/>
    </style:style>
    <style:style style:name="T2" style:family="text">
      <style:text-properties style:text-underline-style="solid" style:text-underline-width="auto" style:text-underline-color="font-color"/>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reating physics aware games using PyGame and PyODE <text:s/></text:p>
      <text:p text:style-name="P2"/>
      <text:p text:style-name="P2"/>
      <text:p text:style-name="P3">Noufal Ibrahim KV</text:p>
      <text:p text:style-name="P4">Consulting software developer and architect</text:p>
      <text:p text:style-name="P2">noufal@nibrahim.net.in</text:p>
      <text:p text:style-name="P2"/>
      <text:h text:style-name="P19" text:outline-level="2">Abstract</text:h>
      <text:p text:style-name="P2">This paper is a tutorial on how to use a popular physics engine and tie it up to a simple 2D game. It is structured as a tutorial for creating a simple game that uses the engine and a graphics library. The graphics library being used will be PyGame (which are Python bindings for the popular SDL library originally developed by Loki Entertainment Software) and the physics engine being used will be PyODE (which are Python bindings for the Open Dynamics Engine). A few toy programs will be written and discussed to introduce the components and the bulk of the paper will be the development of a simple game. The game which will be developed is a clone of “The incredible machine” (which is a famous game <text:s/>published by Sierra Entertainment in 1992). </text:p>
      <text:p text:style-name="P2"/>
      <text:p text:style-name="P2"/>
      <text:h text:style-name="P20" text:outline-level="2">1.<text:tab/>Introduction </text:h>
      <text:p text:style-name="P5">The video game industry has been growing since the first commercial computers. From the initial days of crude simulations like Pong to the almost movie like Crysis, computer games have pushed the envelopes of technology and coaxed computers to deliver more than what was thought possible.</text:p>
      <text:p text:style-name="P5"/>
      <text:p text:style-name="P5">While the bulk of games were produced by large companies with dedicated programmers, artists, story writers etc., there has always been a small but influential independent game developer community that has produced masterpieces. In the mid-90s, the influence of the free software movement gave independent developers new tools to collaborate, share their programs and monetise their works. This lowered the bar for the newer generations to create games of high quality. Apart from the games themselves, communities were created and structured around components that game developers would find useful. Graphics libraries, numerical libraries, audio and video libraries, physics middleware etc. blossomed and we have with us right now a rich collection of tools we can use to give shape to our ideas. </text:p>
      <text:p text:style-name="P5"/>
      <text:p text:style-name="P5">The inspiring picture of a talented hacker in a dimly lit room creating the next video game masterpiece is closer to reality than it ever was. </text:p>
      <text:p text:style-name="P5"/>
      <text:h text:style-name="P15" text:outline-level="3">1.1.<text:tab/>PyGame</text:h>
      <text:p text:style-name="P5">Loki Entertainment Software was company founded in 1998 which specialised in porting games from Windows to Gnu/Linux. The company disbanded in 2002 citing financial <text:soft-page-break/>difficulties but during their years produced a number of high quality libraries of which the Simple DirectMedia Layer (SDL) in what interests us. SDL is a multimedia library that allows access to hardware in a cross platform fashion. The PyGame library is a set of Python bindings to the SDL library. The library is available at <text:a xlink:type="simple" xlink:href="http://pygame.org/">http://www.pygame.org</text:a> along with documentation. We will walk through a small toy program to illustrate the usage of the library.</text:p>
      <text:p text:style-name="P5"/>
      <text:h text:style-name="Heading_20_3" text:outline-level="3">1.2<text:tab/>PyODE</text:h>
      <text:p text:style-name="P5">ODE stands for Open Dynamics Engine. Its main component is a library for simulating rigid body dynamics. It also contains routines that can be used for collision detection. The two pieces are independent of each other but work well together. PyODE is a set of Python bindings for the ODE library which allows one to use it in Python programs. ODE has been used in many proprietary games such as BloodRayne 2 and the recent World of Goo. The library is available at <text:a xlink:type="simple" xlink:href="http://pyode.sourceforge.net/">http://pyode.sourceforge.net/</text:a> along with documentation. We will create a simple program demonstrating a physical phenomenon decoupled from the graphics to illustrate how to use the library. While the library itself support full fledged 3D objects, we will be restricting ourselves to 2D space. </text:p>
      <text:p text:style-name="P5"/>
      <text:h text:style-name="P16" text:outline-level="3">1.3<text:tab/>The Incredible Machine</text:h>
      <text:p text:style-name="P5">The Incredible Machine was a popular series of games developed by Kevin Ryan and produced by Jeff Tunnell. They were published by Sierra Entertainment through Dynamix. The game consisted of a series of levels where a certain task had to be performed (e.g. fire a cannon, drop a ball through a hoop etc.). A set of “tools” were provided to the player which allowed them to construct Heath Robinson machines to get the job done. The tools were whimsical (e.g. A hamster cage to power a rotating component etc.) but they all followed reliable physical laws some parameters of which (e.g. gravity) were configurable. The physics simulation was not totally accurate but it was realistic enough for the time. </text:p>
      <text:p text:style-name="P5"/>
      <text:p text:style-name="P5"/>
      <text:h text:style-name="P20" text:outline-level="2">2.<text:tab/>Components</text:h>
      <text:p text:style-name="P5">In this section, we will discuss PyGame and PyODE and show small toy programs to illustrate how to use the libraries.</text:p>
      <text:p text:style-name="P5"/>
      <text:h text:style-name="Heading_20_3" text:outline-level="3">2.1<text:tab/>PyGame</text:h>
      <text:p text:style-name="P5">PyGame is a thin wrapper around the SDL library. It consists of various top level “pieces” like Sprite, Surface, Font, Mixer etc. each of which is necessary to create a full game. We will not focus on the basic minimum necessary to create a simple game. Let's look at some code.</text:p>
      <text:p text:style-name="P5"/>
      <text:p text:style-name="P6"><text:span text:style-name="T3">import</text:span> pygame</text:p>
      <text:p text:style-name="P6"><text:span text:style-name="T3">from</text:span> pygame.locals <text:span text:style-name="T3">import</text:span> *</text:p>
      <text:p text:style-name="P6"><text:soft-page-break/></text:p>
      <text:p text:style-name="P6"><text:span text:style-name="T3">class</text:span> <text:span text:style-name="T3">Ball</text:span>(pygame.sprite.Sprite):</text:p>
      <text:p text:style-name="P6"><text:s text:c="4"/>def __init__(self, x, y):</text:p>
      <text:p text:style-name="P6"><text:s text:c="8"/>self.image = pygame.Surface((40, 40)).convert()</text:p>
      <text:p text:style-name="P6"><text:s text:c="8"/>pygame.draw.circle(self.image, (200, 0, 200), (20, 20), 20, 0)</text:p>
      <text:p text:style-name="P6"><text:s text:c="8"/>self.rect = self.image.get_rect()</text:p>
      <text:p text:style-name="P6"><text:s text:c="8"/>self.rect.center = x, y</text:p>
      <text:p text:style-name="P6"><text:s text:c="8"/>super(Ball,self).__init__()</text:p>
      <text:p text:style-name="P6"/>
      <text:p text:style-name="P6"><text:s text:c="4"/>def update(self):</text:p>
      <text:p text:style-name="P6"><text:s text:c="8"/>x, y = self.rect.center</text:p>
      <text:p text:style-name="P6"><text:s text:c="8"/>self.rect.center = x+1, y+1</text:p>
      <text:p text:style-name="P6"/>
      <text:p text:style-name="P6">def create_window():</text:p>
      <text:p text:style-name="P6"><text:s text:c="4"/>"Creates our initial game window"</text:p>
      <text:p text:style-name="P6"><text:s text:c="4"/>screen = pygame.display.set_mode((512, 512), DOUBLEBUF) </text:p>
      <text:p text:style-name="P6"><text:s text:c="4"/>empty = pygame.Surface((512, 512)).convert() </text:p>
      <text:p text:style-name="P6"><text:s text:c="4"/>return screen, empty</text:p>
      <text:p text:style-name="P6"/>
      <text:p text:style-name="P6">def main():</text:p>
      <text:p text:style-name="P6"><text:s text:c="4"/><text:span text:style-name="T3">screen</text:span>, <text:span text:style-name="T3">empty</text:span> = create_window()</text:p>
      <text:p text:style-name="P6"><text:s text:c="4"/><text:span text:style-name="T3">group</text:span> = pygame.sprite.Group(<text:span text:style-name="T3">Ball</text:span>(10,10))</text:p>
      <text:p text:style-name="P6"><text:s text:c="4"/><text:span text:style-name="T3">clock</text:span> = pygame.time.Clock()</text:p>
      <text:p text:style-name="P6"><text:s text:c="4"/>for i in range(200): </text:p>
      <text:p text:style-name="P6"><text:s text:c="8"/><text:span text:style-name="T3">clock</text:span>.tick(30)</text:p>
      <text:p text:style-name="P6"><text:s text:c="8"/><text:span text:style-name="T3">group</text:span>.clear(screen, empty)</text:p>
      <text:p text:style-name="P6"><text:s text:c="8"/><text:span text:style-name="T3">group</text:span>.update()</text:p>
      <text:p text:style-name="P6"><text:s text:c="8"/><text:span text:style-name="T3">group</text:span>.draw(screen)</text:p>
      <text:p text:style-name="P6"><text:s text:c="8"/>pygame.display.flip()</text:p>
      <text:p text:style-name="P6"><text:s text:c="4"/>return 0</text:p>
      <text:p text:style-name="P5"/>
      <text:p text:style-name="P5">The above program draws 200 frames of animation of a little ball moving from the top left corner to the bottom and the right. One of the interesting parts of the program are the <text:span text:style-name="T4">Ball</text:span><text:span text:style-name="T6"> class which is derived from the </text:span><text:span text:style-name="T4">pygame.sprite.Sprite </text:span><text:span text:style-name="T6">class. It represents a “sprite” which is a fast moving graphical object on a screen. The space ships, explosions, bullets and other animated images one sees in 2D games are sprites. The sprite contains an </text:span><text:span text:style-name="T4">image</text:span><text:span text:style-name="T6"> attribute which holds the image to be displayed on the screen and a </text:span><text:span text:style-name="T4">rect </text:span><text:span text:style-name="T6">attribute which contains the dimensions of the sprite to be used for collision detection and motion. It contains an object constructor and an </text:span><text:span text:style-name="T4">update </text:span><text:span text:style-name="T6">method which will be called whenever we need to update the location and other attributes of the sprite. This is typically done once per animation frame. </text:span><text:soft-page-break/><text:span text:style-name="T6">You can see that in our implementation, we're simply reading back the current location and moving it down and right by one pixel. The <text:s/>other notable part of the program is the main animation loop inside the main function. You can see that we first create a </text:span><text:span text:style-name="T5">group</text:span><text:span text:style-name="T7">. Sprites are manipulated in groups rather than individually e.g. We might update all the sprites in a “bullet” group at once since they'd all share some properties. There are many kinds of groups. The one we've used is a basic one. We also create a </text:span><text:span text:style-name="T5">clock </text:span><text:span text:style-name="T7">which is a timer provided by PyGame. It is being used in this example to limit the frame rate to not more than 30 frames per second. The sleep introduced by the timer will ensure that while our animation loop runs fast enough, it won't be so tight that our CPU usage will hit 100%.</text:span></text:p>
      <text:p text:style-name="P13"/>
      <text:p text:style-name="P5"><text:span text:style-name="T7">Inside the main loop, we first clear the screen, update the sprite positions, draw the sprites and then flip the screen. You'll notice that we call </text:span><text:span text:style-name="T5">update</text:span><text:span text:style-name="T7"> on the group rather than the sprite. This ensures that all the sprites in the group are updated. The update itself doesn't put the sprites on the screen. We have to call </text:span><text:span text:style-name="T5">draw</text:span><text:span text:style-name="T7"> for that. All these new changes are done in an area of memory outside what's on the screen. We do a page flip at the end of the loop to put the new positions on the screen. </text:span></text:p>
      <text:p text:style-name="P13"/>
      <text:p text:style-name="P5"><text:span text:style-name="T7">The </text:span><text:span text:style-name="T5">update</text:span><text:span text:style-name="T7"> method in the sprite is where we'll tie in the physics engine. We will use it to calculate the body position and then update the sprite rather than just increment pixel positions.</text:span></text:p>
      <text:p text:style-name="P13"/>
      <text:p text:style-name="P13">We have deliberately not done event handling (i.e. mouse clicks), sounds and others to simplify the program. A fully commented version of the program is available from the URL mentioned in the introduction.</text:p>
      <text:p text:style-name="P13"/>
      <text:h text:style-name="P17" text:outline-level="3">2.2<text:tab/>PyODE</text:h>
      <text:p text:style-name="P8"><text:span text:style-name="T7">ODE is a high quality, industry proven physics engine comprising of a rigid body simulation system and a collision detection system. The two play together very well. Before we dive into some code, it would be best to describe some of the terminology used. Words which have special meanings are </text:span><text:span text:style-name="T5">italicised.</text:span><text:span text:style-name="T7"> We will discuss the rigid body simulation first.</text:span></text:p>
      <text:p text:style-name="P13"/>
      <text:h text:style-name="P17" text:outline-level="3">2.2.1<text:tab/>Rigid body simulations</text:h>
      <text:p text:style-name="P8"><text:span text:style-name="T7">The rigid body simulation system simulates the effects of various forces on various bodies. The specific shapes of the bodies are not particularly relevant. What is important are their physical properties like mass, mass distribution etc. The simulation is done on </text:span><text:span text:style-name="T5">bodies </text:span><text:span text:style-name="T7">inside a </text:span><text:span text:style-name="T5">world. </text:span><text:span text:style-name="T7">To use this library, we first create a world and set it's properties like gravity etc. We then create bodies. The library provides us some useful calls to create objects of different shapes by specifying their parameters (eg. Creating a sphere by specifying it's radius, mass and density). It must be noted that the shape is useful for the system to calculate the center of gravity. Once it figures that out, it simply treats the object as a point mass and changes it's position and orientation according to the effects of the various forces acting on it. </text:span></text:p>
      <text:p text:style-name="P13">The following snippet creates a world and sets some parameters</text:p>
      <text:p text:style-name="P7"><text:soft-page-break/><text:s text:c="4"/>world = ode.World()</text:p>
      <text:p text:style-name="P7"><text:s text:c="4"/>world.setGravity( (0, -9.81, 0) )</text:p>
      <text:p text:style-name="P7"><text:s text:c="4"/>world.setERP(0.8)</text:p>
      <text:p text:style-name="P7"><text:s text:c="4"/>world.setCFM(1E-5)</text:p>
      <text:p text:style-name="P11">This creates a world and sets the gravity vector to correspond to what we have on our planet. It should be understood that the coordinate system is relative eg. The minus sign on the 9.81 simply indicates a direction. Whether it's upwards or downwards depends on our interpretation. Similarly with units. Since we've said 9.81 and claimed that this corresponds to what we have on our planet, we are using the MKS system. The ERP (Error Reduction Parameter) is an artificial force that's expressed as a fraction between 0 and 1 which is applied to joints to offset errors that creep in during simulation. The CFM (Constraint Force Mixing) parameter is a measure of how “strict” constraints are (ie. How much can one hard body penetrate into another on contact). These are usually set based on the specific scenario we're simulating and they're artificial elements introduced to correct for errors. </text:p>
      <text:p text:style-name="P11">The following snippet creates a spherical body in the above world. </text:p>
      <text:p text:style-name="P7">body = ode.Body(world)</text:p>
      <text:p text:style-name="P7">m = ode.Mass()</text:p>
      <text:p text:style-name="P7">m.setSphere(20, 1) </text:p>
      <text:p text:style-name="P7">body.setMass(m)</text:p>
      <text:p text:style-name="P7">body.setPosition((0, 0 ,0))</text:p>
      <text:p text:style-name="P9"><text:span text:style-name="T7">You can think of the </text:span><text:span text:style-name="T5">Mass</text:span><text:span text:style-name="T7"> as a ball of clay. The </text:span><text:span text:style-name="T5">setSphere</text:span><text:span text:style-name="T7"> method shapes it into a sphere of density 20 and radius 1. We then create the mass of the </text:span><text:span text:style-name="T5">body</text:span><text:span text:style-name="T7"> to the newly created sphere. Finally, we set the position of the body to the origin. </text:span></text:p>
      <text:p text:style-name="P11">The following snippet advances time in the world by a small amount. </text:p>
      <text:p text:style-name="P7">world.step(0.05)</text:p>
      <text:p text:style-name="P9"><text:span text:style-name="T7">This will let the various forces (in our case only the gravity) act on the various bodies (in our case, only the sphere) for 0.05 seconds. If after this, we examine the position of the body using </text:span><text:span text:style-name="T5">body.getPosition</text:span><text:span text:style-name="T7">, we can see that it will have moved from the origin a little in the direction of the gravity. The actual distance is calculated according to physical laws. </text:span></text:p>
      <text:p text:style-name="P10"><text:span text:style-name="T7">So, to use such a simulation in our PyGame based system, we would, in the </text:span><text:span text:style-name="T5">update </text:span><text:span text:style-name="T7">method of the sprite, read out the positions from the body object and after appropriate coordinate transformations, set the </text:span><text:span text:style-name="T5">rect </text:span><text:span text:style-name="T7">position to the newly computed coordinates.</text:span></text:p>
      <text:p text:style-name="P12"/>
      <text:h text:style-name="P18" text:outline-level="3">2.2.1<text:tab/>Collision detection</text:h>
      <text:p text:style-name="P23">Decoupling the collision detection sub system from the rigid body dynamics part is a good decision and while it increases the amount of code a little, it provides a lot of extra flexibility. The terminology is slightly different here. Instead of a <text:span text:style-name="T4">world</text:span>, we have a <text:span text:style-name="T4">space</text:span> and instead of a <text:span text:style-name="T4">body</text:span>, we have a <text:span text:style-name="T4">geometry</text:span>. In this system, the shape of the object in question is quite relevant and so it's maintained in the system. A call to <text:span text:style-name="T4">space.collide </text:span>will, if there any objects colliding, transfer control to a callback which receives the colliding objects as arguments. In the callback, we can obtain the contact points between the two geometries and <text:soft-page-break/>create a <text:span text:style-name="T4">joint</text:span> with the two geometries participating. We then set parameters at these joints and ask the simulation to go on. Parameters we set might include the coefficient of restitution (describing the way bouncing will take place) etc. Once we advance the world with this temporary joint, we disable the joint and go on. </text:p>
      <text:p text:style-name="Text_20_body">The following code snippet prints the points on every pair of bodies that have collided</text:p>
      <text:p text:style-name="P21">def near_callback(args, g0, g1):</text:p>
      <text:p text:style-name="P21"><text:s text:c="4"/>contacts = ode.collide(g0, g1)</text:p>
      <text:p text:style-name="P21"><text:s text:c="4"/>world, contactgroup = args</text:p>
      <text:p text:style-name="P21"><text:s text:c="4"/>for c in contacts:</text:p>
      <text:p text:style-name="P21"><text:s text:c="8"/>print c.getContactGeomParams()</text:p>
      <text:p text:style-name="P21"><text:s text:c="8"/>j = ode.ContactJoint(world, contactgroup, c)</text:p>
      <text:p text:style-name="P21"><text:s text:c="8"/>j.attach(g0.getBody(), g1.getBody())</text:p>
      <text:p text:style-name="P21"/>
      <text:p text:style-name="P21">contactgroup = ode.JointGroup()</text:p>
      <text:p text:style-name="P21">space.collide((world, contactgroup), near_callback)</text:p>
      <text:p text:style-name="P21">world.step(dt)</text:p>
      <text:p text:style-name="P21">contactgroup.empty()</text:p>
      <text:p text:style-name="P22"/>
      <text:p text:style-name="P22">The <text:span text:style-name="T4">space.collide </text:span>method searches the space for geometries that are touching and then calls<text:span text:style-name="T4"> near_callback </text:span>on every each pair of them. The extra arguments (i.e. <text:span text:style-name="T4">world </text:span>and <text:span text:style-name="T4">contactgroup</text:span>) are passed to the callback function. The <text:span text:style-name="T4">near_callback </text:span>function itself simple calls <text:span text:style-name="T4">ode.collide </text:span>to find all points of contact between the two bodies. It then prints out the contact parameters (i.e. points of contact and the geometries in question) for each one of the points. It then creates an <text:span text:style-name="T4">ode.ContactJoint </text:span>for every pair of objects and adds the joint to the contactgroup that has been passed to the callback. The actual behaviour upon collision (i.e. do the objects bounce away, do they stick together, do they penetrate etc.) are decided based on the parameters you set for the <text:span text:style-name="T4">c</text:span> object. It has various methods like <text:span text:style-name="T4">setBounce </text:span>which allows you to set the coefficient of restitution. Once you do all this, you create joints and add them to a group (for easy management) and then you step the world forward. You've altered the world to have joints at each point of contact between the geometries in it so things behave accordingly. Since these joints are temporary, you'll have to <text:span text:style-name="T4">empty</text:span> the group after you're done. </text:p>
      <text:p text:style-name="P13"/>
      <table:table table:name="Table1" table:style-name="Table1">
        <table:table-column table:style-name="Table1.A"/>
        <table:table-column table:style-name="Table1.B"/>
        <table:table-row table:style-name="Table1.1">
          <table:table-cell table:style-name="Table1.A1" office:value-type="string">
            <text:p text:style-name="P14"/>
          </table:table-cell>
          <table:table-cell table:style-name="Table1.B1" office:value-type="string">
            <text:p text:style-name="P14"/>
          </table:table-cell>
        </table:table-row>
        <table:table-row table:style-name="Table1.1">
          <table:table-cell table:style-name="Table1.A2" office:value-type="string">
            <text:p text:style-name="P14"/>
          </table:table-cell>
          <table:table-cell table:style-name="Table1.B2" office:value-type="string">
            <text:p text:style-name="P14"/>
          </table:table-cell>
        </table:table-row>
      </table:table>
      <text:p text:style-name="P5"/>
      <text:p text:style-name="P5">Figure 2.1. <text:span text:style-name="T2">Caption of Figure.</text:span></text:p>
      <text:p text:style-name="P5"/>
      <text:p text:style-name="P5"/>
      <text:h text:style-name="P19" text:outline-level="2">3.<text:tab/>References</text:h>
      <text:p text:style-name="P5">Referencing should follow Harvard Style, in alphabetical order of first author.</text:p>
      <text:p text:style-name="P5"/>
      <text:p text:style-name="P5"/>
      <text:h text:style-name="P19" text:outline-level="2"><text:soft-page-break/>I. Appendix A: Title (if any)</text:h>
      <text:p text:style-name="P5">Appendices are numbered in Roman numerals.</text:p>
      <text:p text:style-name="P5"/>
      <text:h text:style-name="P1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svg:font-family="Courier" style:font-family-generic="modern" style:font-pitch="fixed"/>
    <style:font-face style:name="Bitstream Vera Serif" svg:font-family="'Bitstream Vera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Arial Unicode M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orphans="2" fo:widows="2" fo:hyphenation-ladder-count="no-limit"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1"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style:line-height-at-least="0.0693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style:line-height-at-least="0.0693in" fo:text-indent="0in" style:auto-text-indent="false" fo:keep-with-next="always"/>
      <style:text-properties style:font-name="Arial" fo:font-size="11pt" fo:font-weight="bold" style:font-size-asian="11pt" style:font-weight-asian="bold" style:font-name-complex="Arial" style:font-size-complex="14pt" style:font-weight-complex="bold"/>
    </style:style>
    <style:style style:name="Heading_20_3" style:display-name="Heading 3" style:family="paragraph" style:parent-style-name="Standard" style:next-style-name="Standard" style:class="text" style:default-outline-level="3">
      <style:paragraph-properties fo:margin-left="0in" fo:margin-right="0in" style:line-height-at-least="0.0693in" fo:text-indent="0in" style:auto-text-indent="false" fo:keep-with-next="always"/>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2pt" fo:font-weight="bold" style:font-size-asian="12pt" style:font-weight-asian="bold" style:font-size-complex="12pt" style:font-weight-complex="bold"/>
    </style:style>
    <style:style style:name="Text_20_body_20_indent" style:display-name="Text body indent" style:family="paragraph" style:parent-style-name="Standard" style:class="text">
      <style:paragraph-properties fo:margin-left="0.5in" fo:margin-right="0in" fo:text-indent="0in" style:auto-text-indent="false"/>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justify" style:family="paragraph" style:parent-style-name="Standard">
      <style:paragraph-properties fo:margin-top="0.1945in" fo:margin-bottom="0.1945in" fo:text-align="justify" style:justify-single-word="false"/>
      <style:text-properties style:font-name="Verdana" fo:font-size="10pt" style:font-name-asian="Arial Unicode MS" style:font-size-asian="10pt" style:font-name-complex="Arial Unicode MS" style:font-size-complex="10pt"/>
    </style:style>
    <style:style style:name="Normal_20__28_Web_29_" style:display-name="Normal (Web)" style:family="paragraph" style:parent-style-name="Standard">
      <style:paragraph-properties fo:margin-top="0.1945in" fo:margin-bottom="0.1945in"/>
      <style:text-properties style:font-name="Arial Unicode MS" style:font-name-asian="Arial Unicode MS" style:font-name-complex="Arial Unicode MS"/>
    </style:style>
    <style:style style:name="Python_20_Heading_20_2" style:display-name="Python Heading 2" style:family="paragraph" style:parent-style-name="Heading_20_2" style:next-style-name="Text_20_body" style:list-style-name="">
      <style:paragraph-properties fo:margin-left="0in" fo:margin-right="0in" fo:text-indent="0in" style:auto-text-indent="false" fo:background-color="#f1f4d6" fo:padding-left="0in" fo:padding-right="0in" fo:padding-top="0.0138in" fo:padding-bottom="0.0138in" fo:border-left="none" fo:border-right="none" fo:border-top="0.0071in solid #008080" fo:border-bottom="0.0071in solid #ffff00">
        <style:background-image/>
      </style:paragraph-properties>
    </style:style>
    <style:style style:name="Python_20_Heading_20_3" style:display-name="Python Heading 3" style:family="paragraph" style:parent-style-name="Heading_20_3" style:next-style-name="Text_20_body" style:list-style-name="">
      <style:paragraph-properties fo:margin-left="0in" fo:margin-right="0in" fo:text-indent="0in" style:auto-text-indent="false" fo:padding="0in" fo:border-left="none" fo:border-right="none" fo:border-top="none" fo:border-bottom="0.0138in solid #ffff00"/>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Footnote_20_Symbol" style:display-name="Footnote Symbol" style:family="text"/>
    <style:style style:name="Numbering_20_Symbols" style:display-name="Numbering Symbols"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Footnote_20_Reference" style:display-name="Footnote Reference"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entity1" style:family="text" style:parent-style-name="WW-Default_20_Paragraph_20_Font">
      <style:text-properties style:font-name="Times New Roman" style:font-name-complex="Times New Roman"/>
    </style:style>
    <style:style style:name="smallhead" style:family="text" style:parent-style-name="WW-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fo:text-align="end" style:justify-single-word="false"/>
      <style:text-properties fo:font-size="10pt" style:font-size-asian="10pt" style:font-size-complex="10pt"/>
    </style:style>
    <style:style style:name="T1" style:family="text">
      <style:text-properties fo:language="en" fo:country="US"/>
    </style:style>
    <style:page-layout style:name="pm1">
      <style:page-layout-properties fo:page-width="8.2681in" fo:page-height="11.6929in" style:num-format="1" style:print-orientation="portrait" fo:margin-top="0.7874in" fo:margin-bottom="0.6693in" fo:margin-left="1.0236in" fo:margin-right="1.0236in" style:shadow="none"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6638in" fo:margin-left="0in" fo:margin-right="0in" fo:margin-bottom="0.6252in" style:dynamic-spacing="true"/>
      </style:header-style>
      <style:footer-style>
        <style:header-footer-properties fo:min-height="0.5083in" fo:margin-left="0in" fo:margin-right="0in" fo:margin-top="0.4693in" style:dynamic-spacing="true"/>
      </style:footer-style>
    </style:page-layout>
    <style:page-layout style:name="pm2">
      <style:page-layout-properties fo:page-width="8.2673in" fo:page-height="11.6925in" style:num-format="1" style:print-orientation="portrait" fo:margin-top="1.4516in" fo:margin-bottom="1.178in" fo:margin-left="1.2992in" fo:margin-right="1.2992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pm1">
      <style:header>
        <text:p text:style-name="P1">The Python Papers {Monograph} X(Y): Z</text:p>
      </style:header>
      <style:footer>
        <text:p text:style-name="Footer"><text:span text:style-name="T1"><text:tab/>- </text:span><text:span text:style-name="T1"><text:page-number text:select-page="current">7</text:page-number></text:span><text:span text:style-name="T1"> -</text:span></text:p>
      </style:footer>
    </style:master-page>
    <style:master-page style:name="First_20_Page" style:display-name="First Page" style:page-layout-name="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urice Ling</meta:initial-creator>
    <meta:creation-date>2007-07-14T04:29:00</meta:creation-date>
    <dc:creator>Noufal Ibrahim</dc:creator>
    <dc:date>2010-04-19T21:06:21</dc:date>
    <meta:print-date>2113-01-01T00:00:00</meta:print-date>
    <meta:editing-cycles>43</meta:editing-cycles>
    <meta:editing-duration>PT9H51M35S</meta:editing-duration>
    <meta:user-defined meta:name="Info 1"/>
    <meta:user-defined meta:name="Info 2"/>
    <meta:user-defined meta:name="Info 3"/>
    <meta:user-defined meta:name="Info 4"/>
    <meta:document-statistic meta:table-count="1" meta:image-count="0" meta:object-count="0" meta:page-count="7" meta:paragraph-count="95" meta:word-count="2371" meta:character-count="14406"/>
  </office:meta>
</office:document-meta>
</file>